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30000020E6CD9F24CF3263EEF.png" manifest:media-type="image/png"/>
  <manifest:file-entry manifest:full-path="Pictures/10000001000003820000020A1FD9C21F27462DAA.png" manifest:media-type="image/png"/>
  <manifest:file-entry manifest:full-path="Pictures/100000010000038700000209F7DD87BFAB9010ED.png" manifest:media-type="image/png"/>
  <manifest:file-entry manifest:full-path="Pictures/100000010000037A000001F0AD1BA537A434BA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4" text:anchor-type="char" svg:x="0.0417in" svg:y="0.0673in" svg:width="6.6929in" svg:height="3.7299in" draw:z-index="0"><draw:image xlink:href="Pictures/100000010000037A000001F0AD1BA537A434BA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x="-0.0835in" svg:y="0.1744in" svg:width="6.6929in" svg:height="3.861in" draw:z-index="1"><draw:image xlink:href="Pictures/100000010000038700000209F7DD87BFAB9010ED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6" text:anchor-type="char" svg:x="0.0417in" svg:y="-0.1811in" svg:width="6.6929in" svg:height="3.8902in" draw:z-index="2"><draw:image xlink:href="Pictures/10000001000003820000020A1FD9C21F27462DA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3.9161in" draw:z-index="3"><draw:image xlink:href="Pictures/10000001000003830000020E6CD9F24CF3263E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12:30:38.981946790</meta:creation-date>
    <dc:date>2022-07-26T12:43:35.573019855</dc:date>
    <meta:editing-duration>PT3M28S</meta:editing-duration>
    <meta:editing-cycles>2</meta:editing-cycles>
    <meta:generator>LibreOffice/7.3.4.2$Linux_X86_64 LibreOffice_project/3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